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573" officeooo:paragraph-rsid="00051573"/>
    </style:style>
    <style:style style:name="P2" style:family="paragraph" style:parent-style-name="Standard">
      <style:paragraph-properties fo:text-align="center" style:justify-single-word="false"/>
      <style:text-properties fo:color="#ff3838" fo:font-size="18pt" style:text-underline-style="solid" style:text-underline-width="auto" style:text-underline-color="font-color" fo:font-weight="bold" officeooo:rsid="00051573" officeooo:paragraph-rsid="0005157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51573" officeooo:paragraph-rsid="0005157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QUI DAVID<text:line-break/>CAO GABRIEL</text:p>
      <text:p text:style-name="P1"/>
      <text:p text:style-name="P1"/>
      <text:p text:style-name="P1"/>
      <text:p text:style-name="P2">FICHES DES PROBLÈMES RENCONTRES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-La prise en main de tomcat/installation des logiciel chez nous a été un peu laborieuse mais nous y sommes finalement parvenu</text:p>
      <text:p text:style-name="P3"/>
      <text:p text:style-name="P3">-Lors de la première implémentation des fonctionnalités des message nous avons opté pour le fait de passer le mid à chaque services de message afin de réussir à identifier sur quel message on veut faire une opération (création de message exclu). Sauf que cela c’est avéré peu efficace et nous avons du changer en cour de route</text:p>
      <text:p text:style-name="P3"/>
      <text:p text:style-name="P3">-L’interaction entre Java et le web n’a pas été très intuitive pour nous dès le début mais après une période d’adaptation nous nous y somme fait</text:p>
      <text:p text:style-name="P3"/>
      <text:p text:style-name="P3">-(Problème un peu annexe) Au début du projet nous avons créer un git avec plusieurs afin de travailler chacun de notre côté cependant nous avons eu beaucoup de mal à gérer cette fonctionnalité de git que nous avons abandonné en cours de route.</text:p>
      <text:p text:style-name="P3"/>
      <text:p text:style-name="P3">-Nous avons rencontré un problème lors de l’implémentation des like notamment au niveau de la gestion d’un tableau de like qui devait être update régulière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47:46.049000000</meta:creation-date>
    <dc:date>2020-05-22T13:56:05.986000000</dc:date>
    <meta:editing-duration>PT8M20S</meta:editing-duration>
    <meta:editing-cycles>1</meta:editing-cycles>
    <meta:document-statistic meta:table-count="0" meta:image-count="0" meta:object-count="0" meta:page-count="1" meta:paragraph-count="7" meta:word-count="180" meta:character-count="1052" meta:non-whitespace-character-count="878"/>
    <meta:generator>LibreOffice/6.2.3.2$Windows_X86_64 LibreOffice_project/aecc05fe267cc68dde00352a451aa867b3b546ac</meta:generator>
  </office:meta>
</office:document-meta>
</file>